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1cm" presentation:class="title" presentation:user-transformed="true">
          <draw:text-box>
            <text:p text:style-name="P1">Presentación BBDD</text:p>
          </draw:text-box>
        </draw:frame>
        <draw:frame draw:style-name="gr1" draw:text-style-name="P2" draw:layer="layout" svg:width="24cm" svg:height="4.517cm" svg:x="2cm" svg:y="4.5cm">
          <draw:text-box>
            <text:p>-<text:span text:style-name="T1"> Nombre y Apellidos: </text:span>Francisco Ortiz Tomás<text:line-break/>- <text:span text:style-name="T1">Curso:</text:span> 1º CF GS Desarrollo de Aplicaciones Multiplataforma<text:line-break/>- <text:span text:style-name="T1">Localidad</text:span>: Jumilla<text:line-break/>- <text:span text:style-name="T1">Via de acceso:</text:span> CF GS Hostelería y turismo (Dirección de Cocina)</text:p>
            <text:p>- <text:span text:style-name="T1">Conocimientos previos:</text:span> Sin conocimientos previos<text:line-break/><text:span text:style-name="T1">- Otra información relevante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5T14:15:19.432940829</meta:creation-date>
    <meta:editing-duration>PT3M40S</meta:editing-duration>
    <meta:editing-cycles>2</meta:editing-cycles>
    <meta:generator>LibreOffice/7.3.7.2$Linux_X86_64 LibreOffice_project/30$Build-2</meta:generator>
    <dc:title>Blue Curve</dc:title>
    <dc:date>2025-09-15T14:24:38.009391733</dc:date>
    <meta:document-statistic meta:object-count="43"/>
  </office:meta>
</office:document-meta>
</file>